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6399" officeooo:paragraph-rsid="0011639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6399" officeooo:paragraph-rsid="00116399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3806c" officeooo:paragraph-rsid="0013806c" style:font-size-asian="10.5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2pt" fo:font-style="italic" style:text-underline-style="none" fo:font-weight="normal" officeooo:rsid="0014d37d" officeooo:paragraph-rsid="0014d37d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 style:list-style-name="L8">
      <style:paragraph-properties fo:text-align="start" style:justify-single-word="false"/>
      <style:text-properties fo:font-size="12pt" fo:font-style="italic" style:text-underline-style="none" fo:font-weight="normal" officeooo:rsid="001c2fcb" officeooo:paragraph-rsid="001c2fcb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 style:list-style-name="L9">
      <style:paragraph-properties fo:text-align="start" style:justify-single-word="false"/>
      <style:text-properties fo:font-size="12pt" fo:font-style="italic" style:text-underline-style="none" fo:font-weight="normal" officeooo:rsid="001d3c62" officeooo:paragraph-rsid="001d3c62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14d37d" officeooo:paragraph-rsid="0014d37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d37d" officeooo:paragraph-rsid="0014d37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14dc11" officeooo:paragraph-rsid="0014dc11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7b9f0" officeooo:paragraph-rsid="0017b9f0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b9f0" officeooo:paragraph-rsid="0017b9f0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officeooo:rsid="0017b9f0" officeooo:paragraph-rsid="0017b9f0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17b9f0" officeooo:paragraph-rsid="0017b9f0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198bdb" officeooo:paragraph-rsid="00198bdb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8bdb" officeooo:paragraph-rsid="00198bdb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normal" officeooo:rsid="001c2fcb" officeooo:paragraph-rsid="001c2fcb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2fcb" officeooo:paragraph-rsid="001c2fcb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fo:font-size="12pt" fo:font-style="normal" style:text-underline-style="none" fo:font-weight="normal" officeooo:rsid="001d3c62" officeooo:paragraph-rsid="001d3c62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tyle="italic" fo:font-weight="normal" officeooo:rsid="0013806c" officeooo:paragraph-rsid="0013806c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tyle="italic" officeooo:rsid="0013806c" officeooo:paragraph-rsid="0013806c" style:font-style-asian="italic" style:font-style-complex="italic"/>
    </style:style>
    <style:style style:name="P21" style:family="paragraph" style:parent-style-name="Standard" style:list-style-name="L2">
      <style:paragraph-properties fo:text-align="start" style:justify-single-word="false"/>
      <style:text-properties fo:font-style="italic" style:text-underline-style="none" fo:font-weight="normal" officeooo:rsid="0014d37d" officeooo:paragraph-rsid="0014d37d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rsid="0013806c" officeooo:paragraph-rsid="0013806c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3806c"/>
    </style:style>
    <style:style style:name="P24" style:family="paragraph" style:parent-style-name="Standard" style:list-style-name="L2">
      <style:paragraph-properties fo:text-align="start" style:justify-single-word="false"/>
      <style:text-properties fo:font-style="normal" fo:font-weight="normal" officeooo:rsid="0013806c" officeooo:paragraph-rsid="0013806c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tyle="normal" fo:font-weight="normal" officeooo:rsid="0014d37d" officeooo:paragraph-rsid="0014d37d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14d37d" officeooo:paragraph-rsid="0014d37d" style:font-style-asian="normal" style:font-weight-asian="normal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4d37d" officeooo:paragraph-rsid="0014d37d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4d37d" officeooo:paragraph-rsid="0014d37d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normal" fo:font-weight="bold" officeooo:rsid="0013806c" officeooo:paragraph-rsid="0013806c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4pt" fo:font-style="normal" style:text-underline-style="none" fo:font-weight="normal" officeooo:rsid="0014dc11" officeooo:paragraph-rsid="0014dc1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4dc11" officeooo:paragraph-rsid="0014dc11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4d37d" officeooo:paragraph-rsid="0014d37d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4dc11" officeooo:paragraph-rsid="0014dc11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6d80d" officeooo:paragraph-rsid="0016d80d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7b9f0" officeooo:paragraph-rsid="0017b9f0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a33fb" officeooo:paragraph-rsid="001a33fb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c2fcb" officeooo:paragraph-rsid="001c2fcb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/>
    </style:style>
    <style:style style:name="T4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fo:font-weight="normal" officeooo:rsid="0013806c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style:font-size-asian="10.5pt" style:font-style-asian="italic" style:font-size-complex="12pt" style:font-style-complex="italic"/>
    </style:style>
    <style:style style:name="T7" style:family="text">
      <style:text-properties fo:font-size="12pt" fo:font-style="italic" officeooo:rsid="0014d37d" style:font-size-asian="10.5pt" style:font-style-asian="italic" style:font-size-complex="12pt" style:font-style-complex="italic"/>
    </style:style>
    <style:style style:name="T8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9" style:family="text">
      <style:text-properties fo:font-size="12pt" fo:font-style="italic" style:text-underline-style="none" officeooo:rsid="0014d37d" style:font-size-asian="10.5pt" style:font-style-asian="italic" style:font-size-complex="12pt" style:font-style-complex="italic"/>
    </style:style>
    <style:style style:name="T1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13806c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14d37d" style:font-size-asian="10.5pt" style:font-size-complex="12pt"/>
    </style:style>
    <style:style style:name="T15" style:family="text">
      <style:text-properties fo:font-size="12pt" style:text-underline-style="none" style:font-size-asian="10.5pt" style:font-size-complex="12pt"/>
    </style:style>
    <style:style style:name="T16" style:family="text">
      <style:text-properties fo:font-size="12pt" style:text-underline-style="none" officeooo:rsid="0014d37d" style:font-size-asian="10.5pt" style:font-size-complex="12pt"/>
    </style:style>
    <style:style style:name="T17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Objects</text:p>
      <text:p text:style-name="P2"/>
      <text:p text:style-name="P2">Objects</text:p>
      <text:list xml:id="list455221714" text:style-name="L1">
        <text:list-item>
          <text:p text:style-name="P3">Objects are used to store keyed collections of various data nd more comlex entities.</text:p>
        </text:list-item>
        <text:list-item>
          <text:p text:style-name="P3">Objects are created with figure bracket {...} with an optional list of properties. The properties are '<text:span text:style-name="T1">key: value</text:span>' pair, where the '<text:span text:style-name="T1">key</text:span>' (property name) is a string, and <text:span text:style-name="T1">value</text:span> can be anything.</text:p>
        </text:list-item>
        <text:list-item>
          <text:p text:style-name="P3">The syntax is:</text:p>
          <text:list>
            <text:list-item>
              <text:p text:style-name="P23"><text:span text:style-name="T5">ex. let user = new object(); | 'object constructor' </text:span><text:span text:style-name="T11">syntax</text:span></text:p>
              <text:p text:style-name="P20"><text:span text:style-name="T12">let user = {}; | 'object literal' </text:span><text:span text:style-name="T10">syntax</text:span></text:p>
            </text:list-item>
          </text:list>
        </text:list-item>
      </text:list>
      <text:p text:style-name="P22"><text:span text:style-name="T4"/></text:p>
      <text:p text:style-name="P29">Literals and Properties</text:p>
      <text:list xml:id="list1647506061" text:style-name="L2">
        <text:list-item>
          <text:p text:style-name="P24"><text:span text:style-name="T13">A property has a key (known as 'name' or 'identifier') before the colon ' : ' and a value to the right of it</text:span><text:span text:style-name="T14"> followed by a comma.</text:span></text:p>
          <text:list>
            <text:list-item>
              <text:p text:style-name="P24"><text:span text:style-name="T13">ex. </text:span><text:span text:style-name="T6">let user = {</text:span></text:p>
              <text:list>
                <text:list-header>
                  <text:p text:style-name="P24"><text:span text:style-name="T6">name: 'John',</text:span></text:p>
                  <text:p text:style-name="P24"><text:span text:style-name="T6">age: 30</text:span><text:span text:style-name="T7">,</text:span></text:p>
                  <text:p text:style-name="P24"><text:span text:style-name="T6">};</text:span></text:p>
                </text:list-header>
              </text:list>
            </text:list-item>
          </text:list>
        </text:list-item>
        <text:list-item>
          <text:p text:style-name="P24"><text:span text:style-name="T13">The </text:span><text:span text:style-name="T8">user </text:span><text:span text:style-name="T15">object has two properties: </text:span><text:span text:style-name="T8">name: 'John', age: 30</text:span><text:span text:style-name="T15">.</text:span></text:p>
        </text:list-item>
        <text:list-item>
          <text:p text:style-name="P24"><text:span text:style-name="T15">Properties can be added, removed, and read from an object at anytime.</text:span></text:p>
          <text:list>
            <text:list-item>
              <text:p text:style-name="P24"><text:span text:style-name="T15">Property values are accessible using the </text:span><text:span text:style-name="T17">dot notation</text:span><text:span text:style-name="T15">.</text:span></text:p>
            </text:list-item>
          </text:list>
        </text:list-item>
      </text:list>
      <text:p text:style-name="P26"><text:span text:style-name="T15"><text:tab/></text:span></text:p>
      <text:p text:style-name="P26"><text:span text:style-name="T15"><text:tab/></text:span><text:span text:style-name="T17">Adding/Removing Properties</text:span></text:p>
      <text:list xml:id="list165247033885245" text:continue-numbering="true" text:style-name="L2">
        <text:list-item>
          <text:p text:style-name="P24"><text:span text:style-name="T15">Adding a property can be done like such:</text:span></text:p>
          <text:list>
            <text:list-item>
              <text:p text:style-name="P19"><text:span text:style-name="T15">ex. user.isAdmin = true;</text:span></text:p>
            </text:list-item>
          </text:list>
        </text:list-item>
        <text:list-item>
          <text:p text:style-name="P24"><text:span text:style-name="T15">Removing </text:span><text:span text:style-name="T16">a property can be done with the </text:span><text:span text:style-name="T9">delete</text:span><text:span text:style-name="T16"> operator:</text:span></text:p>
          <text:list>
            <text:list-item>
              <text:p text:style-name="P25"><text:span text:style-name="T15">ex. </text:span><text:span text:style-name="T8">delete user.age;</text:span></text:p>
              <text:p text:style-name="P25"><text:span text:style-name="T8"/></text:p>
            </text:list-item>
          </text:list>
        </text:list-item>
        <text:list-item>
          <text:p text:style-name="P25"><text:span text:style-name="T15">It is possible to use a multiworded property name or key by using quotes:</text:span></text:p>
          <text:list>
            <text:list-item>
              <text:p text:style-name="P21"><text:span text:style-name="T13">'likes bird': true;</text:span></text:p>
            </text:list-item>
          </text:list>
        </text:list-item>
        <text:list-item>
          <text:p text:style-name="P27"><text:span text:style-name="T13">The last property in the list can include a comma ('trailing' or 'hanging), which makes it easier to add/remove/move around properties as it equalizes all lines.</text:span></text:p>
        </text:list-item>
      </text:list>
      <text:p text:style-name="P28"><text:span text:style-name="T13"/></text:p>
      <text:p text:style-name="P32">Square Brackets</text:p>
      <text:list xml:id="list3210937763" text:style-name="L3">
        <text:list-item>
          <text:p text:style-name="P7">Square brackets can be used to access properties that contain multi-worded names.</text:p>
          <text:list>
            <text:list-item>
              <text:p text:style-name="P7">Dot notation requires the key to be a valid variable identifier (i.e. no-spaces, doesn't start with a digit or include special characters)</text:p>
            </text:list-item>
            <text:list-item>
              <text:p text:style-name="P7">Square brackets will work with any string. ['property name']</text:p>
            </text:list-item>
          </text:list>
        </text:list-item>
        <text:list-item>
          <text:p text:style-name="P7">Square brackets also allow for expressions within the bracket.</text:p>
          <text:list>
            <text:list-item>
              <text:p text:style-name="P4">ex. let key = 'likes birds';</text:p>
              <text:list>
                <text:list-header>
                  <text:p text:style-name="P4">user[key] = true;</text:p>
                </text:list-header>
              </text:list>
            </text:list-item>
            <text:list-item>
              <text:p text:style-name="P7">The variable <text:span text:style-name="T1">key</text:span> can be calculated during run-time, or by user input.</text:p>
              <text:p text:style-name="P7"/>
            </text:list-item>
          </text:list>
        </text:list-item>
        <text:list-item>
          <text:p text:style-name="P9">Square brackets are more powerful than dot notation as they allow any property name and variable, however are more cumbersome.</text:p>
        </text:list-item>
        <text:list-item>
          <text:p text:style-name="P9">Dot Notation should be used when property names are known and simple. while more complex uses should be with square brackets.</text:p>
        </text:list-item>
      </text:list>
      <text:p text:style-name="P8"/>
      <text:p text:style-name="P33">Computed Properties</text:p>
      <text:list xml:id="list476518283" text:style-name="L4">
        <text:list-item>
          <text:p text:style-name="P30"><text:soft-page-break/><text:span text:style-name="T3">A computed property is when using square brackets in an object literal, when creating an object.</text:span></text:p>
          <text:list>
            <text:list-item>
              <text:p text:style-name="P30"><text:span text:style-name="T3">This means the property name will be taken from the variable or expression inside the square bracket.</text:span></text:p>
            </text:list-item>
          </text:list>
        </text:list-item>
      </text:list>
      <text:p text:style-name="P31"><text:span text:style-name="T3"/></text:p>
      <text:p text:style-name="P34">Property value shorthand</text:p>
      <text:list xml:id="list3753041461" text:style-name="L5">
        <text:list-item>
          <text:p text:style-name="P10">When using existing variables as values for property names, there is a shorthand for convenience.</text:p>
        </text:list-item>
        <text:list-item>
          <text:p text:style-name="P10">Instead of <text:span text:style-name="T1">name:name</text:span>, writing <text:span text:style-name="T1">name</text:span> is acceptable.</text:p>
        </text:list-item>
      </text:list>
      <text:p text:style-name="P11"/>
      <text:p text:style-name="P35">Property names limitation</text:p>
      <text:list xml:id="list1432565800" text:style-name="L6">
        <text:list-item>
          <text:p text:style-name="P12">The name for an object property has no limitations, compared to variable names.</text:p>
        </text:list-item>
        <text:list-item>
          <text:p text:style-name="P12">If a property name is a type other than string, it will be converted automatically. (<text:span text:style-name="T1">property name <text:s/>= 0 | =&gt; converted to '0'</text:span></text:p>
        </text:list-item>
        <text:list-item>
          <text:p text:style-name="P12">There is an exception with the special property, <text:span text:style-name="T1">__proto__ , </text:span>which cannot be set to a non-object value.</text:p>
        </text:list-item>
      </text:list>
      <text:p text:style-name="P11"/>
      <text:p text:style-name="P35">Property existence test, 'in' operator</text:p>
      <text:list xml:id="list341690519" text:style-name="L7">
        <text:list-item>
          <text:p text:style-name="P13">A feature of objects in Javascripts is the ability to access any property, whether it exists or not. Reading a non-existing property returns <text:span text:style-name="T1">undefined, </text:span>which makes testing for existence easy.</text:p>
          <text:list>
            <text:list-item>
              <text:p text:style-name="P14">The special operator '<text:span text:style-name="T1">in</text:span>' tests for the existence of properties in Objects.</text:p>
            </text:list-item>
          </text:list>
        </text:list-item>
        <text:list-item>
          <text:p text:style-name="P14">The syntax for the '<text:span text:style-name="T1">in</text:span>' operator is:</text:p>
          <text:list>
            <text:list-item>
              <text:p text:style-name="P14">'key' in object</text:p>
            </text:list-item>
          </text:list>
        </text:list-item>
        <text:list-item>
          <text:p text:style-name="P14">The left side of <text:span text:style-name="T1">in</text:span> must be a property name, usually quoted string.</text:p>
        </text:list-item>
        <text:list-item>
          <text:p text:style-name="P14">The <text:span text:style-name="T1">in</text:span> operator is used because comparing with <text:span text:style-name="T1">undefined</text:span> may lead to unexpected issues as there can be a property where the value is <text:span text:style-name="T1">undefined</text:span>.</text:p>
        </text:list-item>
      </text:list>
      <text:p text:style-name="P15"/>
      <text:p text:style-name="P36">The 'for...in' loop</text:p>
      <text:list xml:id="list2907609534" text:style-name="L8">
        <text:list-item>
          <text:p text:style-name="P16">To walk over all keys of an object, there is a special form of the <text:span text:style-name="T1">for</text:span> loop.</text:p>
        </text:list-item>
        <text:list-item>
          <text:p text:style-name="P16">To output all properties of an object:</text:p>
          <text:list>
            <text:list-item>
              <text:p text:style-name="P16">ex. <text:span text:style-name="T1">let user = {name: 'john', age: 30, isAdmin: true,};</text:span></text:p>
              <text:list>
                <text:list-header>
                  <text:p text:style-name="P5">for(let key in user) {</text:p>
                  <text:list>
                    <text:list-header>
                      <text:p text:style-name="P5">alert(key); | <text:span text:style-name="T2">alerts</text:span> name, age, isAdmin</text:p>
                      <text:p text:style-name="P16">alert (user[key]); | alerts <text:span text:style-name="T1">John, 30, true</text:span></text:p>
                    </text:list-header>
                  </text:list>
                </text:list-header>
              </text:list>
            </text:list-item>
          </text:list>
        </text:list-item>
        <text:list-item>
          <text:p text:style-name="P16">All <text:span text:style-name="T1">for</text:span> constructs allows the declaration of the looping variable within the parentheses.</text:p>
          <text:list>
            <text:list-item>
              <text:p text:style-name="P16">Common variable looping name are: <text:span text:style-name="T1">key</text:span> or <text:span text:style-name="T1">prop</text:span></text:p>
            </text:list-item>
          </text:list>
        </text:list-item>
      </text:list>
      <text:p text:style-name="P17"/>
      <text:p text:style-name="P37">Ordered like an object</text:p>
      <text:list xml:id="list3037946528" text:style-name="L9">
        <text:list-item>
          <text:p text:style-name="P18">When looping over an object, there is a special order that is used.</text:p>
          <text:list>
            <text:list-item>
              <text:p text:style-name="P18">The order is: integer properties are sorted, others appear in creation order.</text:p>
            </text:list-item>
            <text:list-item>
              <text:p text:style-name="P6">ex.<text:span text:style-name="T2"> property names such as '1', '49', '41', '44' would go in '1', '41', '44', '49'.</text:span></text:p>
            </text:list-item>
          </text:list>
        </text:list-item>
        <text:list-item>
          <text:p text:style-name="P6"><text:span text:style-name="T2">The term, 'integer property' means a string that can be converted to-and-from an integer with a change.</text:span></text:p>
        </text:list-item>
        <text:list-item>
          <text:p text:style-name="P6"><text:span text:style-name="T2">To work around this sorting mechanism, change the integer property name to a non-integer by adding a '+' before each integer property name.</text:span></text:p>
          <text:list>
            <text:list-item>
              <text:p text:style-name="P6"><text:span text:style-name="T2">This changes the integer into a non-integer string: '+40' vs '40'/40.</text:span></text:p>
            </text:list-item>
          </text:list>
        </text:list-item>
        <text:list-item>
          <text:p text:style-name="P6"><text:span text:style-name="T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71" meta:word-count="771" meta:character-count="4255" meta:non-whitespace-character-count="3607"/>
  </office:meta>
</office:document-meta>
</file>